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10"/>
          <table:table-cell table:number-columns-repeated="9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Welch Two Sample t-tes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CHANGEM by CHURN_TARGE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ean in Churn Group</text:p>
          </table:table-cell>
          <table:covered-table-cell/>
          <table:table-cell table:style-name="ce10" office:value-type="string" calcext:value-type="string" table:number-columns-spanned="2" table:number-rows-spanned="1">
            <text:p>Mean in No Churn Group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1" office:value-type="float" office:value="-23.1" calcext:value-type="float" table:number-columns-spanned="2" table:number-rows-spanned="1">
            <text:p>-23.1</text:p>
          </table:table-cell>
          <table:covered-table-cell/>
          <table:table-cell table:style-name="ce11" office:value-type="float" office:value="6.1" calcext:value-type="float" table:number-columns-spanned="2" table:number-rows-spanned="1">
            <text:p>6.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95 Percent Confidence Interval of True Difference in Mean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" office:value-type="float" office:value="-65.6" calcext:value-type="float" table:number-columns-spanned="2" table:number-rows-spanned="1">
            <text:p>-65.6</text:p>
          </table:table-cell>
          <table:covered-table-cell/>
          <table:table-cell table:style-name="ce11" office:value-type="float" office:value="7.2" calcext:value-type="float" table:number-columns-spanned="2" table:number-rows-spanned="1">
            <text:p>7.2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:</text:p>
          </table:table-cell>
          <table:table-cell table:style-name="ce12" office:value-type="float" office:value="1.58" calcext:value-type="float">
            <text:p>1.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df:</text:p>
          </table:table-cell>
          <table:table-cell table:style-name="ce12" office:value-type="float" office:value="558.76" calcext:value-type="float">
            <text:p>558.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p-value:</text:p>
          </table:table-cell>
          <table:table-cell table:style-name="ce12" office:value-type="float" office:value="0.115" calcext:value-type="float">
            <text:p>0.115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Welch Two Sample t-tes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RETCALL by CHURN_TARGE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ean in Churn Group</text:p>
          </table:table-cell>
          <table:covered-table-cell/>
          <table:table-cell table:style-name="ce10" office:value-type="string" calcext:value-type="string" table:number-columns-spanned="2" table:number-rows-spanned="1">
            <text:p>Mean in No Churn Group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1" office:value-type="float" office:value="0.07" calcext:value-type="float" table:number-columns-spanned="2" table:number-rows-spanned="1">
            <text:p>0.07</text:p>
          </table:table-cell>
          <table:covered-table-cell/>
          <table:table-cell table:style-name="ce11" office:value-type="float" office:value="0.02" calcext:value-type="float" table:number-columns-spanned="2" table:number-rows-spanned="1">
            <text:p>0.02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95 Percent Confidence Interval of True Difference in Mean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" office:value-type="float" office:value="0.076" calcext:value-type="float" table:number-columns-spanned="2" table:number-rows-spanned="1">
            <text:p>0.076</text:p>
          </table:table-cell>
          <table:covered-table-cell/>
          <table:table-cell table:style-name="ce11" office:value-type="float" office:value="0.01" calcext:value-type="float" table:number-columns-spanned="2" table:number-rows-spanned="1">
            <text:p>0.01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:</text:p>
          </table:table-cell>
          <table:table-cell table:style-name="ce12" office:value-type="float" office:value="-2.62" calcext:value-type="float">
            <text:p>-2.6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df:</text:p>
          </table:table-cell>
          <table:table-cell table:style-name="ce12" office:value-type="float" office:value="357.26" calcext:value-type="float">
            <text:p>357.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p-value:</text:p>
          </table:table-cell>
          <table:table-cell table:style-name="ce12" office:value-type="float" office:value="0.009" calcext:value-type="float">
            <text:p>0.009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Welch Two Sample t-tes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USAGECP2 <text:s/>by CHURN_TARGET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ean in Churn Group</text:p>
          </table:table-cell>
          <table:covered-table-cell/>
          <table:table-cell table:style-name="ce10" office:value-type="string" calcext:value-type="string" table:number-columns-spanned="2" table:number-rows-spanned="1">
            <text:p>Mean in No Churn Group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1" office:value-type="float" office:value="-0.075" calcext:value-type="float" table:number-columns-spanned="2" table:number-rows-spanned="1">
            <text:p>-0.075</text:p>
          </table:table-cell>
          <table:covered-table-cell/>
          <table:table-cell table:style-name="ce11" office:value-type="float" office:value="0.034" calcext:value-type="float" table:number-columns-spanned="2" table:number-rows-spanned="1">
            <text:p>0.034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95 Percent Confidence Interval of True Difference in Mean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" office:value-type="float" office:value="-0.016" calcext:value-type="float" table:number-columns-spanned="2" table:number-rows-spanned="1">
            <text:p>-0.016</text:p>
          </table:table-cell>
          <table:covered-table-cell/>
          <table:table-cell table:style-name="ce11" office:value-type="float" office:value="0.234" calcext:value-type="float" table:number-columns-spanned="2" table:number-rows-spanned="1">
            <text:p>0.234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t:</text:p>
          </table:table-cell>
          <table:table-cell table:style-name="ce12" office:value-type="float" office:value="1.702" calcext:value-type="float">
            <text:p>1.7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df:</text:p>
          </table:table-cell>
          <table:table-cell table:style-name="ce12" office:value-type="float" office:value="785.8" calcext:value-type="float">
            <text:p>785.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p-value:</text:p>
          </table:table-cell>
          <table:table-cell table:style-name="ce12" office:value-type="float" office:value="0.089" calcext:value-type="float">
            <text:p>0.089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tribute</text:p>
          </table:table-cell>
          <table:table-cell office:value-type="string" calcext:value-type="string">
            <text:p>Variance Inflation Factor (VIF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M</text:p>
          </table:table-cell>
          <table:table-cell table:style-name="ce12" office:value-type="float" office:value="1.01" calcext:value-type="float">
            <text:p>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TCALL</text:p>
          </table:table-cell>
          <table:table-cell table:style-name="ce12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ZMTWN</text:p>
          </table:table-cell>
          <table:table-cell table:style-name="ce12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VEL</text:p>
          </table:table-cell>
          <table:table-cell table:style-name="ce12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ILDREN</text:p>
          </table:table-cell>
          <table:table-cell table:style-name="ce12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U_low</text:p>
          </table:table-cell>
          <table:table-cell table:style-name="ce12" office:value-type="float" office:value="1.05" calcext:value-type="float">
            <text:p>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AGEPC2</text:p>
          </table:table-cell>
          <table:table-cell table:style-name="ce12" office:value-type="float" office:value="1.04" calcext:value-type="float">
            <text:p>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SA_region_SEW</text:p>
          </table:table-cell>
          <table:table-cell table:style-name="ce12" office:value-type="float" office:value="1.28" calcext:value-type="float">
            <text:p>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SA_region_NS</text:p>
          </table:table-cell>
          <table:table-cell table:style-name="ce12"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EDITDEGY</text:p>
          </table:table-cell>
          <table:table-cell table:style-name="ce12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table:style-name="ce13"/>
          <table:table-cell table:style-name="ce13" office:value-type="string" calcext:value-type="string">
            <text:p>Actual No</text:p>
          </table:table-cell>
          <table:table-cell table:style-name="ce13" office:value-type="string" calcext:value-type="string">
            <text:p>Actual Yes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5"/>
          <table:table-cell table:style-name="ce13" office:value-type="string" calcext:value-type="string">
            <text:p>Predicted No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Precision: 103/12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3" office:value-type="string" calcext:value-type="string">
            <text:p>Predicted Yes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Recall: 14/3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3"/>
          <table:table-cell table:style-name="ce13" office:value-type="string" calcext:value-type="string">
            <text:p>Specificity: 103/119</text:p>
          </table:table-cell>
          <table:table-cell table:style-name="ce13" office:value-type="string" calcext:value-type="string">
            <text:p>Sensitivity: 14/31</text:p>
          </table:table-cell>
          <table:table-cell table:style-name="ce14"/>
          <table:table-cell/>
          <table:table-cell table:style-name="ce1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4" table:number-rows-spanned="1">
            <text:p>Overall Accuray: 78%</text:p>
          </table:table-cell>
          <table:covered-table-cell table:number-columns-repeated="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5"/>
          <table:table-cell table:style-name="ce13"/>
          <table:table-cell table:style-name="ce13" office:value-type="string" calcext:value-type="string">
            <text:p>Actual No</text:p>
          </table:table-cell>
          <table:table-cell table:style-name="ce13" office:value-type="string" calcext:value-type="string">
            <text:p>Actual Yes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3" office:value-type="string" calcext:value-type="string">
            <text:p>Predicted No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3" office:value-type="string" calcext:value-type="string">
            <text:p>Predicted Yes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3" table:number-rows-spanned="1">
            <text:p>Overall Accuray: 78%</text:p>
          </table:table-cell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 style:data-style-name="N2" text:time-value="09:40:47.447592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09:40:49.845723125</meta:creation-date>
    <meta:editing-duration>PT45S</meta:editing-duration>
    <meta:editing-cycles>2</meta:editing-cycles>
    <meta:generator>LibreOffice/6.4.7.2$Linux_X86_64 LibreOffice_project/40$Build-2</meta:generator>
    <dc:date>2022-10-23T09:41:32.800574974</dc:date>
    <meta:document-statistic meta:table-count="1" meta:cell-count="89" meta:object-count="0"/>
  </office:meta>
</office:document-meta>
</file>